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Default_5f_2_5f_1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8-notes">
      <style:graphic-properties draw:fill-color="#ffffff" draw:auto-grow-height="true" fo:min-height="12.572cm"/>
    </style:style>
    <style:style style:name="pr7" style:family="presentation" style:parent-style-name="Default10-notes">
      <style:graphic-properties draw:fill-color="#ffffff" draw:auto-grow-height="true" fo:min-height="12.572cm"/>
    </style:style>
    <style:style style:name="pr8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1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24pt" style:font-size-asian="24pt" style:font-size-complex="24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align="center" fo:text-indent="-2.062cm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745cm" fo:margin-right="0cm" fo:text-align="center" fo:text-indent="-1.745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6pt" fo:text-shadow="none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color="#000000" style:font-name="Segoe UI1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4pt" fo:text-shadow="none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 Semibold" fo:font-size="20pt" fo:text-shadow="none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62cm" svg:height="3.063cm" svg:x="1.778cm" svg:y="0.762cm">
          <draw:text-box>
            <text:p text:style-name="P1"><text:span text:style-name="T1">HYMN #641</text:span></text:p>
            <text:p text:style-name="P1"><text:span text:style-name="T2">“</text:span><text:span text:style-name="T2">You Satisfy My Hungry Hear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3.368cm" svg:height="7.011cm" svg:x="2.286cm" svg:y="1.016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4.384cm" svg:height="7.011cm" svg:x="1.778cm" svg:y="0.762cm">
          <draw:text-box>
            <text:p text:style-name="P6"><text:span text:style-name="T5">1. </text:span><text:span text:style-name="T4">As when the shepherd calls his sheep,</text:span></text:p>
            <text:p text:style-name="P6"><text:span text:style-name="T4">They know and heed his voice;</text:span><text:span text:style-name="T4"><text:line-break/></text:span><text:span text:style-name="T4">So when You call Your fam’ly, Lord,</text:span><text:span text:style-name="T4"><text:line-break/></text:span><text:span text:style-name="T4">We follow and rej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0">
        <draw:frame draw:style-name="gr4" draw:text-style-name="P5" draw:layer="layout" svg:width="23.368cm" svg:height="7.011cm" svg:x="2.286cm" svg:y="1.016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4.13cm" svg:height="7.011cm" svg:x="2.032cm" svg:y="0.863cm">
          <draw:text-box>
            <text:p text:style-name="P6"><text:span text:style-name="T5">2. </text:span><text:span text:style-name="T4">With joyful lips we sing to You</text:span></text:p>
            <text:p text:style-name="P8"><text:span text:style-name="T4">Our praise and gratitude</text:span></text:p>
            <text:p text:style-name="P8"><text:span text:style-name="T4">That You should count us worthy, Lord,</text:span></text:p>
            <text:p text:style-name="P8"><text:span text:style-name="T4">To share this heav’nly f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0">
        <draw:frame draw:style-name="gr4" draw:text-style-name="P5" draw:layer="layout" svg:width="23.368cm" svg:height="7.011cm" svg:x="2.286cm" svg:y="1.016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7" draw:layer="layout" svg:width="21.336cm" svg:height="7.011cm" svg:x="3.302cm" svg:y="0.863cm">
          <draw:text-box>
            <text:p text:style-name="P6"><text:span text:style-name="T5">3. </text:span><text:span text:style-name="T4">Is not the cup we bless and share</text:span></text:p>
            <text:p text:style-name="P8"><text:span text:style-name="T4">The blood of Christ outpoured?</text:span></text:p>
            <text:p text:style-name="P8"><text:span text:style-name="T4">Do not one cup, one loaf, declare</text:span></text:p>
            <text:p text:style-name="P8"><text:span text:style-name="T4">Our oneness in the Lor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1T0">
        <draw:frame draw:style-name="gr5" draw:text-style-name="P5" draw:layer="layout" svg:width="23.368cm" svg:height="7.011cm" svg:x="2.286cm" svg:y="1.016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2.86cm" svg:height="7.011cm" svg:x="2.54cm" svg:y="0.863cm">
          <draw:text-box>
            <text:p text:style-name="P6"><text:span text:style-name="T5">4. </text:span><text:span text:style-name="T4">The myst’ry of Your presence, Lord,</text:span></text:p>
            <text:p text:style-name="P8"><text:span text:style-name="T4">No mortal tongue can tell:</text:span></text:p>
            <text:p text:style-name="P8"><text:span text:style-name="T4">Whom all the world cannot contain</text:span></text:p>
            <text:p text:style-name="P8"><text:span text:style-name="T4">Comes in our hearts to d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1T0">
        <draw:frame draw:style-name="gr6" draw:text-style-name="P5" draw:layer="layout" svg:width="23.368cm" svg:height="7.011cm" svg:x="2.286cm" svg:y="1.016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7" draw:layer="layout" svg:width="21.082cm" svg:height="7.011cm" svg:x="3.302cm" svg:y="0.762cm">
          <draw:text-box>
            <text:p text:style-name="P6"><text:span text:style-name="T5">5. </text:span><text:span text:style-name="T4">You give Yourself to us, O Lord;</text:span></text:p>
            <text:p text:style-name="P10"><text:span text:style-name="T4">Then selfless let us be,</text:span></text:p>
            <text:p text:style-name="P11"><text:span text:style-name="T4">To serve each other in Your name</text:span></text:p>
            <text:p text:style-name="P10"><text:span text:style-name="T4">In truth and cha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7" draw:text-style-name="P5" draw:layer="layout" svg:width="24.384cm" svg:height="13.401cm" svg:x="1.819cm" svg:y="0.849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</text:span></text:p>
            <text:p text:style-name="P4"><text:span text:style-name="T4"/></text:p>
            <text:p text:style-name="P4"><text:span text:style-name="T6">© 1977 Archdiocese of Philadelphia. </text:span></text:p>
            <text:p text:style-name="P4"><text:span text:style-name="T6">Used by permission: </text:span></text:p>
            <text:p text:style-name="P4"><text:span text:style-name="T6">LSB Hymn License </text:span></text:p>
            <text:p text:style-name="P4"><text:span text:style-name="T6">.NET, no. 100011038.</text:span></text:p>
            <text:p text:style-name="P4"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1:15:42.370000000</meta:creation-date>
    <dc:title>Hymn template</dc:title>
    <meta:editing-duration>PT24M33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7-11T16:29:35.978000000</dc:date>
    <meta:document-statistic meta:object-count="189"/>
    <meta:template xlink:type="simple" xlink:actuate="onRequest" xlink:title="Hymn template" xlink:href="../../AppData/Roaming/LibreOffice/4/user/template/Worship%20Templsates/Hymn%20template.otp" meta:date="2014-10-18T11:15:42.058000000"/>
  </office:meta>
</office:document-meta>
</file>